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Heading_20_3">
      <style:paragraph-properties fo:margin-top="0.564cm" fo:margin-bottom="0.353cm" loext:contextual-spacing="false" fo:line-height="100%" fo:text-align="justify" style:justify-single-word="false"/>
    </style:style>
    <style:style style:name="P4" style:family="paragraph" style:parent-style-name="Title" style:master-page-name="Standard">
      <style:paragraph-properties fo:margin-top="0cm" fo:margin-bottom="0.353cm"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color="#333333"/>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6rxctvgdz2ua"/>Nauki płynące z serialu: sezon pierwszy</text:p>
      <text:p text:style-name="P2"><text:bookmark text:name="_98f1eu8cgr9k"/>Morały dobre i złe</text:p>
      <text:p text:style-name="P1">Nie wiem, ile dokładnie powstało odcinków czwartej generacji kucyków i nie chce mi się teraz tego sprawdzać. Przez ten czas przewinęło się wiele morałów i to nie zawsze dobrych. Pisała już o tym zresztą Rarity na FGE (<text:a xlink:type="simple" xlink:href="http://www.fge.com.pl/2017/05/bajka-z-moraem.html" text:style-name="Internet_20_link" text:visited-style-name="Visited_20_Internet_20_Link"><text:span text:style-name="T1">link do artykułu</text:span></text:a>), jednak to nie to zainspirowało mnie do rozpoczęcia tej serii artykułów. Raczej zaczęłam zastanawiać się nad przedstawieniem różnych problemów w serialu i zauważyłam, że pewnych lekcji brakuje, a inne przedstawiono kiepsko. Dlatego postanowiłam omówić wszystkie odcinki pod tym kątem.</text:p>
      <text:p text:style-name="P3"><text:bookmark text:name="_pr0zye9r7seh"/>Friendship is Magic</text:p>
      <text:p text:style-name="P1">Pierwsze dwa odcinki stanowią wprowadzenie do serialu i ogólne przedstawienie głównych bohaterek. To tu formuje się drużyna pierścienia, czyli Mane Six, sześć przyjaciółek, reprezentujących: dobroć, lojalność, szczodrość, szczerość, śmiech i magię… Nie, po prostu nie. Z jednej strony to jest ok, bo to w sumie czterdzieści minut bajki dla dzieci, ale dalej dało się to zrobić lepiej.</text:p>
      <text:p text:style-name="P1">Przede wszystkim przyjaźń, to coś, co nie powstaje w parę godzin, tylko w parę lat. One nawet nie zostały koleżankami, tylko znajomymi. Oczywiście, to jest wstęp do przyjaźni, ale na chwilę obecną mamy tylko coś w amerykańskim znaczenia tego słowa. „Friend”, to nie „przyjaciel”, a przynajmniej nie do końca. W ich znaczeniu jeśli kogoś w miarę lubisz, a on w miarę lubi ciebie, to już jest twoim „friendem”, nawet jeśli znacie się od godziny. W takim znaczeniu główna myśl serialu staje się trochę bardziej sensowna.</text:p>
      <text:p text:style-name="P1">Dalej pozostaje problem Elementów Harmonii i całej magii przyjaźni – bo tu chyba jednak wypadałoby użyć więzi mocniejszej niż krótka znajomość. A co jeśli… magia przyjaźni nie istnieje i są tylko nasze ulubione artefakty? Celestia używała ich bez przyjaźni, chyba że używała ich razem ze swoimi tulpami – Trollestią i Molestią.</text:p>
      <text:p text:style-name="P1">Jeśli magia przyjaźni istnieje, to takie czary może uprawiać każdy, a robi to tylko Mane Six. Elementy muszą być razem, żeby funkcjonowały poprawnie, co nie jest do końca prawdą – Element Magii działał samodzielnie w Equestria Girls. Jednak nawet wspólne działanie nie oznacza przyjaźni, wystarczy, że w przypadku wielu użytkowników mają wspólny cel.</text:p>
      <text:p text:style-name="P1">Do użycia Elementów trzeba było znaleźć kucyki (ciekawe czy gryf lub smok mógłby być powiernikiem) o określonych cechach, ponieważ Celestia utraciła z nimi łączność po sprawie z Nightmare Moon. Ciekawe, że w ogóle mogła używać ich sama – wcześniej władała magią, dobrocią i hojnością, zaś Luna lojalnością, szczerością i śmiechem. Ale dobra, napatoczyły się Mane Six, ponieważ doskonale pasowały do tych artefaktów… Tyle, że niezbyt.</text:p>
      <text:p text:style-name="P1">No dobra, większość z nich pasowała. Ale taka Applejack, która zdała test na szczerość, ponieważ nie skłamała w sytuacji, w której nie miała po co kłamać? Ej, ludzie! Chlorofil to zielony barwnik, gib element! Cóż, osobiście uważam, że uczciwość nie do końca na tym polega. Normalni ludzie kłamią, kiedy mają w tym jakiś interes albo prawda jest niewygodna dla nich lub ich rozmówcy („Wcale nie wyglądasz grubo, kochanie!”). Nie zawsze kłamie się w złych intencjach, a czasem może to nawet prowadzić ku dobremu.</text:p>
      <text:p text:style-name="P1">Pinkie Pie reprezentuje śmiech, ponieważ śmiała się ze strasznych drzew, które sobie spokojnie stały, ale po ciemku wydawały się przerażające. To może nie byłoby takie złe, <text:soft-page-break/>gdyby twórcy zbudowali wokół tego jakąś atmosferę przygnębienia i poczucia beznadziei. Tymczasem mamy raczej coś, co wygląda jak laska, która jako jedyna chichra się podczas oglądania horrorów.</text:p>
      <text:p text:style-name="P1">Na końcu odcinka mamy strzał z lasera, który sprawia, że Nightmare Moon zmienia się w Lunę i już nie chce obalać Celestii. Bo przyjaźń zwycięży każde zło! To chyba nie jest dobry morał. Powiedziałabym, że cały ten dwuodcinkowiec jest bardzo płytki i infantylny, nawet jak na ten serial.</text:p>
      <text:p text:style-name="P3"><text:bookmark text:name="_9mcah1xr4ykd"/>The Ticket Master</text:p>
      <text:p text:style-name="P1">Odcinek, który zapoczątkował serię memów z Trollestią. Celestia wysłała Twilight dwa bilety na Wielką Galę Grand Galopu – jeden dla niej, a drugi pewnie domyślnie dla Spike’a. Przez wiele lat fandom uważał to za trolling albo wręcz bezmyślność księżniczki, ale z perspektywy czasu zastanawiam się, czy to nie miał być test, który pokaże jak zachowają się jej uczennica oraz jej nowe koleżanki.</text:p>
      <text:p text:style-name="P1">Chyba wszyscy wiedzą jak potoczyła się ta historia. Każda z Mane Six zaczęła się Twilight narzucać i żebrać o ten bilet. Powody były różne. Żadna nie chciała ustąpić drugiej – a powody niektórych wydawały się mniej ważne niż innych. Tymczasem przerażona jednorożka nie wiedziała, co robić, podczas gdy sytuacja coraz bardziej wymykała się spod kontroli. W końcu Mane Six się pozornie ogarnęły (bo raczej liczyły, że w ten sposób prędzej coś ugrają – zachowanie Rainbow) i Twi odesłała bilety Celestii, uznając, że to będzie najbardziej sprawiedliwe rozwiązanie.</text:p>
      <text:p text:style-name="P1">Morałem odcinka było, że jednym z aspektów przyjaźni jest dzielenie się dobrami, ale kiedy ktoś ma więcej dóbr niż inni, to jest to niesprawiedliwe i innym będzie smutno… W nagrodę wszystkie dostały bilety od Celki. <office:annotation office:name="__Annotation__44_1818846706"><dc:creator>CahanDragon</dc:creator><dc:date>2018-03-20T01:47:27</dc:date><text:p><text:span text:style-name="T3">Tylko Chrysputin, nie znasz się.</text:span></text:p></office:annotation><office:annotation office:name="__Annotation__42_1818846706"><dc:creator>Dawid Jurczyk</dc:creator><dc:date>2018-03-20T01:28:14</dc:date><text:p><text:span text:style-name="T3">Kłamiesz, kurwa, komunizm da każdemu po równo! Tylko Celenin!</text:span></text:p></office:annotation>Uważam to za nieżyciową lekcję, bo zawsze będzie tak, że dóbr nie starczy dla każdego.<office:annotation-end office:name="__Annotation__42_1818846706"/><office:annotation-end office:name="__Annotation__44_1818846706"/> Nie wszystkich, tak już jest urządzony ten świat. Tak, innym może i będzie z tego powodu smutno, ale jeśli są dość dojrzali, to zrozumieją to i zaakceptują. Nie sądzę też, że powinniśmy rezygnować z własnych dóbr, bo inni nie mają. W takim wypadku to inni mają problem z zazdrością, a nie my z dobrami. </text:p>
      <text:p text:style-name="P1">Zaznaczam, że nie mówię tu o skrajnych sytuacjach, w których wielcy możni się bogacą, a ich lud głoduje, tylko o zwykłych problemach zwyczajnych ludzi. Chociaż nawet gdyby problem dotyczył tego, że mają za mało bułek, żeby wykarmić wszystkich, to wyrzucenie bułek za burtę, aby nikt się nie najadł też by nic nie dało.</text:p>
      <text:p text:style-name="P3"><text:bookmark text:name="_t6no106cuir2"/>Applebuck Season</text:p>
      <text:p text:style-name="P1">Mogę sobie nie lubić tego odcinka, ale uważam, że ma naprawdę dobry morał, a brzmi on: czasami warto przyjąć czyjąś pomoc i nie należy zapracowywać się na śmierć, bo w ten sposób szkodzimy nie tylko sobie, ale i innym. Powiedziałabym coś więcej, ale w sumie po co, skoro odcinek zrobił to za mnie i nawet w dowcipny sposób pokazał błędy w pracy i ich potencjalne skutki. Panie i panowie, to jest odcinek o dyżurujących lekarzach w polskich szpitalach.</text:p>
      <text:p text:style-name="P3"><text:bookmark text:name="_1sbjqaag9ftt"/>Griffon The Brush Off</text:p>
      <text:p text:style-name="P1">Odcinek, który miał w założeniu pokazać, że niektórzy przyjaciele okazują się fałszywi. No dobra, to jest prawda, ale akurat Gilda nie jest najlepszym tego przykładem. <text:span text:style-name="T2">Gryfka, która była przyjaciółką Rainbow Dash, nie zrobiła w stosunku do niej nic złego.</text:span> Nie Fluttershy, nie Pinkie Pie i nie Granny Smith. Poza tym nawet w ich przypadkach ciężko powiedzieć, by zrobiła coś szczególnie złego. Tak, nakrzyczała na Shy, bo się wkurzyła, to było niepotrzebne, ale zdarza się jakiejś połowie populacji ludzkiej. Pinkie Pie zasłużyła na <text:soft-page-break/>wszystko, co otrzymała od Gildy, ponieważ jest natrętną, upierdliwą klaczą, która stale przeszkadzała jej w spędzeniu dnia z dawno niewidzianą przyjaciółką. A Granny Smith? Żart z wunszem i kradzież jabłka. Kradzież faktycznie wypada bardzo niefajnie, dobra. Ale to dalej nie przekreśla przyjaźni z RD.</text:p>
      <text:p text:style-name="P1">W późniejszych sezonach ponownie spotykamy Gildę, która okazała się jednak być przyjaciółką RD. Przez ten cały czas, Rainbow, która czasem bywa bucowata, znalazła sobie nieco bardziej bucowatą koleżankę i od razu kucykom odwaliło. A po tym co gryfce zgotowały na imprezie, to ja się nie dziwię, że ta się wkurzyła. Każdy dałby się wyprowadzić z równowagi po czymś takim.</text:p>
      <text:p text:style-name="P3"><text:bookmark text:name="_yir0wf7qpe16"/>Boast Busters</text:p>
      <text:p text:style-name="P1">Znowu morał w sumie dobry, ale sposób, w jaki Twilight do tego doszła, to już niekoniecznie. Tak należy być dumnym z siebie, a fałszywa skromność do niczego nie prowadzi, ale z drugiej strony należy brać poprawkę na to, jak działają artyści cyrkowi, tacy, jak Trixie. Bo przechwałki stanowią element ich pracy. Mane Six przypominają tu widza, który przyszedł na występ, wstaje z widowni i krzyczy, że to nie jest prawdziwa magia.</text:p>
      <text:p text:style-name="P3"><text:bookmark text:name="_is8srlh2fq4"/>Dragonshy</text:p>
      <text:p text:style-name="P1">Czyli nigdy nie trać wiary w przyjaciół. Nie jestem pewna, czy to aby na pewno jest prawda. Powiedziałabym, że raczej zależy od przyjaciela i sytuacji. Powiedziałabym wręcz, że czasami należy ich sprowadzać na ziemię, nawet jeśli to się wydaje brutalne. Nasi przyjaciele są zawsze wspaniali, ale nie są ideałami i im też może się coś nie udać. Niestety, ale prawdziwy świat nie jest idealną Equestrią. No i ciekawe jaki byłby morał tego odcinka, gdyby smok spalił Fluttershy. A przecież ta pokonała swój lęk i w ogóle. Może lepiej: „nie powinniśmy nie doceniać swoich przyjaciół”?</text:p>
      <text:p text:style-name="P3"><text:bookmark text:name="_hr00m8u3s3cm"/>Look Before You Sleep</text:p>
      <text:p text:style-name="P1">Pierwszy odcinek z serii Rarijack, czyli o przyjaźni dwóch przeciwieństw. Czyli o tym, że jeśli zaakceptuje się czyjąś inność, to można się naprawdę dobrze dogadywać. I to jest prawda, znam to z autopsji. Przykłady mamy nawet w samym gronie byłych i obecnych redaktorów Equestria Times. Za to według licznych członków fandomu koleżeństwo, a nawet przyjaźń osób o różnych charakterach i poglądach jest niemożliwe. Cóż, jest jak najbardziej możliwe, ale wtedy i tylko wtedy, gdy obie strony są tolerancyjne i otwarte w wystarczającym stopniu.</text:p>
      <text:p text:style-name="P3"><text:bookmark text:name="_jne8iuvhlz6m"/>Bridle Gossip</text:p>
      <text:p text:style-name="P1">Czyli opowieść o tym, że nie każdy obcy czy dziwny na pierwszy rzut oka człowiek chce nas zjeść. A także o tym, że plotki często mają mało wspólnego z prawdą. Cóż, jest to jak najbardziej życiowe. Jeśli zebrać wszystkie plotki, które chodzą lub chodziły o mnie po tym fandomie, to wychodzi na to, że jestem jednym z Jeźdźców Apokalipsy, trzynastoletnim chłopcem, członkiem Kościoła Dolara84 i cholera wie czym jeszcze. Zdarzyło mi się nawet skonfrontować z osobami, które gadały tego typu bzdury i po dłuższej rozmowie same sobie uzmysławiały, że wygłaszane przez nie opinie były przesadzone, czasami wyssane z palca czy brały na poważnie dowcipy i sarkazm.</text:p>
      <text:p text:style-name="P1">Dobra, niektórzy powiedzą, że plotki zawierają ziarno prawdy, a stereotypy skądś się biorą. <office:annotation office:name="__Annotation__90_1818846706"><dc:creator>Dawid Jurczyk</dc:creator><dc:date>2018-03-20T02:44:20</dc:date><text:p><text:span text:style-name="T3">będąc obiektem</text:span></text:p></office:annotation><office:annotation office:name="__Annotation__88_1818846706"><dc:creator>CahanDragon</dc:creator><dc:date>2018-03-20T02:06:18</dc:date><text:p><text:span text:style-name="T3">Chyba raczej Nadmiarowy Obiekt Bezsensu</text:span></text:p></office:annotation><office:annotation office:name="__Annotation__86_1818846706"><dc:creator>Dawid Jurczyk</dc:creator><dc:date>2018-03-20T01:43:06</dc:date><text:p><text:span text:style-name="T3">Tutaj też ładny potworek, powiedziałbym, że to NOB - niezidentyfikowany obiekt brakujący.</text:span></text:p></office:annotation>Cóż, pozostaje im życzyć, żeby przetestowali to na własnej skórze, jako obiekt tych właśnie plotek i stereotypów.<office:annotation-end office:name="__Annotation__86_1818846706"/><office:annotation-end office:name="__Annotation__88_1818846706"/><office:annotation-end office:name="__Annotation__90_1818846706"/> Czasami bywa śmiesznie, czasami strasznie, ale zazwyczaj jest to po prostu irytujące.</text:p>
      <text:p text:style-name="P1"><text:soft-page-break/>Oczywiście, nic nie jest czarno-białe i uprzedzenia często mają jakieś źródło, ale czy nie powinniśmy starać się oceniać jednostek zamiast ogółu? I czy nie lepiej najpierw wysłuchać, co druga strona ma do powiedzenia, zamiast od razu odwalać i panikować? Mówiąc dosadniej: nie należy oceniać książki po okładce, ani zebry po paskach.</text:p>
      <text:p text:style-name="P3"><text:bookmark text:name="_tokvpvsocn1v"/>Swarm of the Century</text:p>
      <text:p text:style-name="P1">Morał dobry, wykonanie całkiem, całkiem. Tak, pomoc może nadejść nawet z najmniej oczekiwanej strony i należy słuchać naszych przyjaciół oraz tego, co mają nam do powiedzenia. Gorzej, jeśli oni nie potrafią powiedzieć, o co im chodzi, tylko zachowują się w sposób na pierwszy rzut oka irracjonalny. Z drugiej strony – uwierzylibyście Pinkie Pie, gdyby powiedziała, że na szkodniki pomoże tylko kucyk-orkiestra?</text:p>
      <text:p text:style-name="P3"><text:bookmark text:name="_atx7plessbve"/>Winter Wrap Up</text:p>
      <text:p text:style-name="P1">Wszyscy mamy ukryte talenty, a przynajmniej to próbuje nam powiedzieć ten odcinek. Taka wiara w to, że każdy ma jakiś specjalny talent jest bardzo amerykańska. Każdy z nas ma mocniejsze i słabsze strony, ale nie zawsze to oznacza talent, często jest to raczej ciężka praca. Talent ułatwia robienie czegoś, ale nie jest niezbędny do tego żeby np. być wspaniałym artystą. I jeśli się nad tym zastanowić, to nie wiem, czy każdy ma jakiś talent.</text:p>
      <text:p text:style-name="P3"><text:bookmark text:name="_ygm6z0o6xa3y"/>Call of the Cutie</text:p>
      <text:p text:style-name="P1">„Czasami coś, przez co boimy się stracić przyjaciół, pomoże nam ich zdobyć oraz sprawia, że jesteśmy wyjątkowi” – tak, to prawda. Czasami. Jednak nie jestem pewna, czy pusty boczek, oznaczający brak znajomości swojego talentu, sprawia, że jest się specjalnym w pozytywnym znaczeniu tego słowa. To taka sama wyjątkowość jak brak znajomości matematyki czy bycie największą lebiegą na zajęciach wychowania fizycznego. </text:p>
      <text:p text:style-name="P1">W zasadzie, to wyjątkowość może być negatywna, neutralna i pozytywna. Gładkie boczki to w pewnym wieku są w najlepszym razie wyjątkowością neutralną. Fakt, nawet negatywne wyróżnianie się może nam pomóc znaleźć przyjaciół, często podobnych nam przegrywów, ale nie sprawi, że bycie beztalenciem jest fajne.</text:p>
      <text:p text:style-name="P3"><text:bookmark text:name="_ymw09g9n6gsq"/>Fall Weather Friends</text:p>
      <text:p text:style-name="P1">Przyjaźń jest ważniejsza niż rywalizacja. To jest piękne, prawdziwe i naiwne. Zdrowa rywalizacja jest dobra, chora już nie. Zdecydowanie nie powinniśmy zaczynać czegoś takiego i powinniśmy starać się przywoływać do rozsądku naszych przyjaciół, ale niestety – walka o kobietę, posadę czy inne dobra zniszczyła już niejedną przyjaźń i czasami nie da się tego uniknąć. Bardzo dobry morał, niestety dorośli lubią o nim zapominać.</text:p>
      <text:p text:style-name="P3"><text:bookmark text:name="_ncxkm7vpl2oj"/>Suited for Success</text:p>
      <text:p text:style-name="P1">Morałem tego odcinka niby było „darowanemu koniowi nie patrzy się w zęby”, ale ja tu widzę coś więcej: pozwól specjalistom robić swoją robotę. Jasne, należy kontrolować, sprawdzać i dopytywać się, ale jednak oni wiedzą lepiej. Ciężko tu coś więcej powiedzieć, ponieważ myśl przewodnia jest w tym wypadku prosta i nie widzę powodu by z nią dyskutować.</text:p>
      <text:p text:style-name="P3"><text:bookmark text:name="_rfyy9ktup038"/>Feeling Pinkie Keen</text:p>
      <text:p text:style-name="P1">„Niektórych rzeczy nie da się łatwo wyjaśnić i w takich wypadkach należy zaufać swoim przyjaciołom” – z pierwszą częścią zdania się zgadzam, z drugą już nie. Jeśli nasi <text:soft-page-break/>przyjaciele wierzą w magię czakr, powiększanie piersi przy pomocy hipnozy czy lewoskrętną witaminę C, to nie znaczy, że mają rację. Homeopatii nie da się w logiczny sposób wyjaśnić, miliony ludzi w nią wierzą, a ta dalej jest bzdurą.</text:p>
      <text:p text:style-name="P1">Niestety, ale ten morał może stanowić pożywkę pod różne absurdalne myśli spiskowej teorii dziejów. Nauka nie potrafi wyjaśnić wszystkiego i ciągle się rozwija, ale nie mamy lepszych narzędzi poznawczych. I zazwyczaj rzeczy, które się z nią nie zgadzają, to bzdury. Nie zawsze, ale często. Brałabym to pod uwagę w pierwszej kolejności.</text:p>
      <text:p text:style-name="P3"><text:bookmark text:name="_h7ao9j2z8vip"/>Sonic Rainboom</text:p>
      <text:p text:style-name="P1">Należy trzymać kopytka na ziemi i być tam dla swoich przyjaciół, yay! Tak, to prawda. Należy wspierać przyjaciół i to w sumie tyle… Tu chyba nie da się powiedzieć nic więcej. Dobry odcinek z fajnym morałem. No i była Celestia. W ogóle, w pierwszym sezonie pojawiała się dość często, teraz jakoś bardziej zwróciłam na to uwagę. Ceśka wróć, herbatki truć!</text:p>
      <text:p text:style-name="P3"><text:bookmark text:name="_weou64pk5iof"/>Stare Master</text:p>
      <text:p text:style-name="P1">Nie brać na siebie za dużo – czyli o tym, że czasami robota może nas przerosnąć. Koniec końców Fluttershy poradziła sobie z CMC, ale nie było łatwo. Morał dobry, ale sposób, w jaki kucyki do niego doszły już nieszczególnie. Bo czy ktokolwiek poradziłby sobie z nimi lepiej? Trójka niewychowanych, nieznośnych i nieodpowiedzialnych smarkul, z którymi nie poradziłby sobie nawet Pan Ciemności, jeśli pozostawiłby je przy życiu.</text:p>
      <text:p text:style-name="P1">Oczywiście, zgadzam się, że należy brać siły na zamiary, ale opieka nad trójką dzieci to coś, z czym żadna z Mane Six nie dałaby sobie rady. Szczególnie w tamtym okresie. W końcu sama Sweetie Belle potrafi doprowadzić Rarity do szewskiej pasji. W sumie ten morał widzieliśmy już wcześniej – w odcinku z Applejack i zbiorami jabłek, gdzie został przedstawiony dużo lepiej.</text:p>
      <text:p text:style-name="P3"><text:bookmark text:name="_vg05ml8x917e"/>The Show Stoppers</text:p>
      <text:p text:style-name="P1">Zamiast zmuszać się do rzeczy, które nie są nam pisane, powinniśmy rozwijać nasze prawdziwe talenty. Znowu się nie zgadzam – jeśli nie mówimy o życiu zawodowym, to powinniśmy robić, to co sprawia nam przyjemność i próbować nowych rzeczy. Opowiem Wam o takiej jednej dziewczynie, nazwijmy ją Cahan. Cahan nie ma talentu do rysowania i nawet wiele godzin spędzonych na tej czynności przyniosło mocno średnie efekty. Cahan nie zamierza przestać rysować, bo sprawia jej to przyjemność.</text:p>
      <text:p text:style-name="P1">Zdarzają się też ludzie, którzy odznaczają się wybitnością w dziedzinach, których nienawidzą. Niby to jest korzyść dla świata, ale niekoniecznie dla nich. Bo nawet jeśli mają z tego pieniądze, to niekoniecznie są szczęśliwi. Co prawda hajs szczęście daje, przynajmniej niektórym, ale nie zawsze. Dlatego uważam, że powinniśmy starać się tak zajmować sobie życie żeby odnaleźć w nim jak najwięcej radości.</text:p>
      <text:p text:style-name="P3"><text:bookmark text:name="_9vctuk4ckqtm"/>A Dog and Pony Show</text:p>
      <text:p text:style-name="P1">Kolejny odcinek, który mówi, że nie należy oceniać po pozorach oraz że przyjaciele mogą nas czymś zaskoczyć. Tym razem pokazano tu również ogromną rolę spryty. Zacny morał i genialny odcinek. Poza tym pragnę pochwalić kreację Rarity, z której nie zrobiono stereotypowej, pustej lali. Może i pianka jest damulką, ale ma duszę godną prawdziwego wojownika.</text:p>
      <text:p text:style-name="P3"><text:bookmark text:name="_4zypms6o38wq"/><text:soft-page-break/>Green Isn’t Your Color</text:p>
      <text:p text:style-name="P1">Dobrze jest mówić, co się myśli i umieć dochowywać sekretów. Zgadzam się jak najbardziej, chociaż uważam, że czasem lepiej tych sekretów nie dochowywać, dla czyjegoś dobra. Oczywiście, to są naprawdę wyjątkowe sytuacje. Ten odcinek pokazuje, jak ważna jest szczerość w przyjaźni i komunikacja międzyludzka. Rozmawiajmy częściej, bo dzięki temu można rozwiązać wiele problemów, zamiast doprowadzać do ich eskalacji.</text:p>
      <text:p text:style-name="P3"><text:bookmark text:name="_tlt86xgbnbck"/>Over a Barrel</text:p>
      <text:p text:style-name="P1">Nawet najgorsi wrogowie mogą zostać przyjaciółmi. Cóż, wrogowie mogą, ale nie najgorsi. Jeśli ktoś komuś zgwałcił matkę, zamordował żonę i ukradł psa, to o żadnej przyjaźni nie będzie mowy. Całe szczęście, że ludzie zazwyczaj nie mają takich wrogów, a zwłaszcza dzieci w przedszkolach i szkołach podstawowych. Morałem tego odcinka jest więc tak naprawdę przyjaźń ponad podziałami i to jest naprawdę mądre. Poza tym dobrze jest wysłuchać racji tej drugiej strony i spróbować odnaleźć najlepsze możliwe rozwiązanie.</text:p>
      <text:p text:style-name="P3"><text:bookmark text:name="_rl730sxbfryg"/>A Bird in the Hoof</text:p>
      <text:p text:style-name="P1">Nie należy wyciągać pochopnych wniosków. Oraz zajmować się zwierzętami, o których nie mamy zielonego pojęcia. To jeden z najlepszych morałów w serialu, a ten odcinek poleciłabym większości zwierzolubów, którzy często patrzą sercem, co prowadzi do tragedii. Wygląda to mniej więcej tak, jak u Fluttershy: biedny, zmęczony konik, dam mu zimnej wody zaraz po wysiłku… ojej, kolka. Konik zdechł? To na pewno wina jego złego właściciela! Dokładnie tak działają przeciętni miłośnicy zwierzątek.</text:p>
      <text:p text:style-name="P3"><text:bookmark text:name="_u9m4zj3uvfbe"/>The Cutie Mark Chronicles</text:p>
      <text:p text:style-name="P1">Każdy kucyk ma szczególny, niemal magiczny związek ze swoimi przyjaciółmi, nawet przed ich poznaniem – to jeden z najgłupszych morałów w całym serialu. Odcinek dobry, wniosek zły. Nawet ciężko mi powiedzieć, czemu ten list do Celestii jest taki idiotyczny. Może dlatego, że to po prostu nieprawda? Nie lepsze byłoby coś o zbiegach okoliczności? Czy o tym, że nawet jedna mała rzecz może mieć gigantyczny wpływ na nasze życie?</text:p>
      <text:p text:style-name="P3"><text:bookmark text:name="_f5mb1botzagp"/>Owl’s Well That Ends Well</text:p>
      <text:p text:style-name="P1">Zazdrość i kłamstwa niszczą przyjaźń. Zgadzam się i uważam to za dobry morał, ale nie do końca. Zazdrość nie jest w pełni zależna od nas i potrafi być dobra. Jest w porządku, kiedy motywuje nas do zmian i samodoskonalenia się. Poza tym nie musi ona oznaczać zawiści i działania na czyjąś szkodę. Czy to źle, że zazdrościmy koledze lepszych ocen, bo sami chcielibyśmy je mieć? Przecież to nie jest tak, że od razu życzymy mu źle.</text:p>
      <text:p text:style-name="P3"><text:bookmark text:name="_72biuvx8hjj4"/>Party of One</text:p>
      <text:p text:style-name="P1">Zawsze oczekuj najlepszego od przyjaciół i nigdy nie licz na najgorsze – coś takiego mógł powiedzieć tylko ktoś, komu nikt nigdy nie wbił sztyletu prosto w plecy. Co prawda uważam, że lepiej nie zakładać automatycznie tego, że nasi przyjaciele mają najgorsze możliwe intencje i lepiej wcześniej dokładnie wybadać, co w trawie piszczy, ale pewna doza nieufności jest jak najbardziej wskazana. Zapamiętajcie słowa wujka Littlefingera z „Pieśni Lodu i Ognia”: „Nigdy nikomu nie ufaj”.</text:p>
      <text:p text:style-name="P3"><text:bookmark text:name="_twq6rcgrpung"/><text:soft-page-break/>The Best Night Ever</text:p>
      <text:p text:style-name="P1">Nadeszła zapowiadana od wielu odcinków Wielka Gala Grand Galopu. I Celestia powiedziała, że była dobra. A morał z tego płynie taki: pączki i gorąca czekolada sprawią, że nawet najgorszy dzień stanie się niezły… tzn. nawet najgorsze momenty mogą stać się całkiem spoko, jeśli jesteśmy w towarzystwie przyjaciół. Najgorsze raczej nie, bo wątpię, by obecność przyjaciół zrekompensowała śmierć ukochanej osoby albo zdradę małżonka. Jednak niewątpliwie obecność przyjaciół pomaga przezwyciężyć trudności, a potem miło je wspominać.</text:p>
      <text:p text:style-name="P1"/>
      <text:p text:style-name="P1">Obrazki:</text:p>
      <text:p text:style-name="P1"><text:a xlink:type="simple" xlink:href="https://nightpaint12.deviantart.com/art/A-Bad-Teacher-735596067" text:style-name="Internet_20_link" text:visited-style-name="Visited_20_Internet_20_Link"><text:span text:style-name="T1">https://nightpaint12.deviantart.com/art/A-Bad-Teacher-735596067</text:span></text:a></text:p>
      <text:p text:style-name="P1"><text:a xlink:type="simple" xlink:href="https://harwicks-art.deviantart.com/art/It-s-a-Derpy-Day-733419492" text:style-name="Internet_20_link" text:visited-style-name="Visited_20_Internet_20_Link"><text:span text:style-name="T1">https://harwicks-art.deviantart.com/art/It-s-a-Derpy-Day-733419492</text:span></text:a></text:p>
      <text:p text:style-name="P1"><text:a xlink:type="simple" xlink:href="https://imalou.deviantart.com/art/Chin-up-733430892" text:style-name="Internet_20_link" text:visited-style-name="Visited_20_Internet_20_Link"><text:span text:style-name="T1">https://imalou.deviantart.com/art/Chin-up-733430892</text:span></text:a></text:p>
      <text:p text:style-name="P1"><text:a xlink:type="simple" xlink:href="https://imalou.deviantart.com/art/What-the-buck-Applejack-733431998" text:style-name="Internet_20_link" text:visited-style-name="Visited_20_Internet_20_Link"><text:span text:style-name="T1">https://imalou.deviantart.com/art/What-the-buck-Applejack-733431998</text:span></text:a></text:p>
      <text:p text:style-name="P1"><text:a xlink:type="simple" xlink:href="https://csimadmax.deviantart.com/art/Luna-Sphere-255754262" text:style-name="Internet_20_link" text:visited-style-name="Visited_20_Internet_20_Link"><text:span text:style-name="T1">https://csimadmax.deviantart.com/art/Luna-Sphere-255754262</text:span></text:a></text:p>
      <text:p text:style-name="P1"><text:a xlink:type="simple" xlink:href="https://dvixie.deviantart.com/art/Rarity-611197532" text:style-name="Internet_20_link" text:visited-style-name="Visited_20_Internet_20_Link"><text:span text:style-name="T1">https://dvixie.deviantart.com/art/Rarity-611197532</text:span></text:a></text:p>
      <text:p text:style-name="P1"><text:a xlink:type="simple" xlink:href="https://katakiuchi4u.deviantart.com/art/The-Nightmare-679027840" text:style-name="Internet_20_link" text:visited-style-name="Visited_20_Internet_20_Link"><text:span text:style-name="T1">https://katakiuchi4u.deviantart.com/art/The-Nightmare-679027840</text:span></text:a></text:p>
      <text:p text:style-name="P1"><text:a xlink:type="simple" xlink:href="https://cahandariella.deviantart.com/art/Crystal-Zecora-384022341" text:style-name="Internet_20_link" text:visited-style-name="Visited_20_Internet_20_Link"><text:span text:style-name="T1">https://cahandariella.deviantart.com/art/Crystal-Zecora-384022341</text:span></text:a></text:p>
      <text:p text:style-name="P1"><text:a xlink:type="simple" xlink:href="https://rem-jericho.deviantart.com/art/Mysterious-zebra-301976373" text:style-name="Internet_20_link" text:visited-style-name="Visited_20_Internet_20_Link"><text:span text:style-name="T1">https://rem-jericho.deviantart.com/art/Mysterious-zebra-301976373</text:span></text:a></text:p>
      <text:p text:style-name="P1"><text:a xlink:type="simple" xlink:href="https://kittehkatbar.deviantart.com/art/Rainbow-Dash-714759707" text:style-name="Internet_20_link" text:visited-style-name="Visited_20_Internet_20_Link"><text:span text:style-name="T1">https://kittehkatbar.deviantart.com/art/Rainbow-Dash-714759707</text:span></text:a></text:p>
      <text:p text:style-name="P1"><text:a xlink:type="simple" xlink:href="https://ncmares.deviantart.com/art/Big-Apple-Wake-the-Rainbow-713920763" text:style-name="Internet_20_link" text:visited-style-name="Visited_20_Internet_20_Link"><text:span text:style-name="T1">https://ncmares.deviantart.com/art/Big-Apple-Wake-the-Rainbow-713920763</text:span></text:a></text:p>
      <text:p text:style-name="P1"><text:a xlink:type="simple" xlink:href="https://viwrastupr.deviantart.com/art/A-pegasus-stalks-her-prey-611175468" text:style-name="Internet_20_link" text:visited-style-name="Visited_20_Internet_20_Link"><text:span text:style-name="T1">https://viwrastupr.deviantart.com/art/A-pegasus-stalks-her-prey-611175468</text:span></text:a></text:p>
      <text:p text:style-name="P1"><text:a xlink:type="simple" xlink:href="https://tsitra360.deviantart.com/art/Giddy-Up-685943648" text:style-name="Internet_20_link" text:visited-style-name="Visited_20_Internet_20_Link"><text:span text:style-name="T1">https://tsitra360.deviantart.com/art/Giddy-Up-685943648</text:span></text:a></text:p>
      <text:p text:style-name="P1"><text:a xlink:type="simple" xlink:href="https://tsitra360.deviantart.com/art/Running-Of-The-Leaves-706355699" text:style-name="Internet_20_link" text:visited-style-name="Visited_20_Internet_20_Link"><text:span text:style-name="T1">https://tsitra360.deviantart.com/art/Running-Of-The-Leaves-706355699</text:span></text:a></text:p>
      <text:p text:style-name="P1"><text:a xlink:type="simple" xlink:href="https://tsitra360.deviantart.com/art/Flutterhorse-421512855" text:style-name="Internet_20_link" text:visited-style-name="Visited_20_Internet_20_Link"><text:span text:style-name="T1">https://tsitra360.deviantart.com/art/Flutterhorse-421512855</text:span></text:a></text:p>
      <text:p text:style-name="P1">https://tsitra360.deviantart.com/art/You-Changed-45744049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3-21T22:37:36.258000000</dc:date>
    <meta:editing-duration>PT1M28S</meta:editing-duration>
    <meta:editing-cycles>1</meta:editing-cycles>
    <meta:document-statistic meta:table-count="0" meta:image-count="0" meta:object-count="0" meta:page-count="7" meta:paragraph-count="87" meta:word-count="3029" meta:character-count="20293" meta:non-whitespace-character-count="17333"/>
  </office:meta>
</office:document-meta>
</file>